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Jack Amos</text:p>
      <text:p text:style-name="Standard">#CS2300-002</text:p>
      <text:p text:style-name="Standard">#9/21/2019</text:p>
      <text:p text:style-name="Standard">#Project 1</text:p>
      <text:p text:style-name="Standard">#using Python 3.7</text:p>
      <text:p text:style-name="Standard"/>
      <text:p text:style-name="Standard"/>
      <text:p text:style-name="Standard">#func to write matrix A and B to files</text:p>
      <text:p text:style-name="Standard">def print_and_write(matrix):</text:p>
      <text:p text:style-name="Standard"/>
      <text:p text:style-name="Standard"><text:tab/>with open(matrix,'r') as file:</text:p>
      <text:p text:style-name="Standard"><text:tab/><text:tab/>contents = file.read()</text:p>
      <text:p text:style-name="Standard"/>
      <text:p text:style-name="Standard"><text:tab/>#get each value in string an convert it to integer</text:p>
      <text:p text:style-name="Standard"><text:tab/>matrix_values = [int(x) for x in contents.split()]</text:p>
      <text:p text:style-name="Standard"/>
      <text:p text:style-name="Standard"><text:tab/>#remove and save matrix dimensions</text:p>
      <text:p text:style-name="Standard"><text:tab/>matrix_row = matrix_values.pop(0)</text:p>
      <text:p text:style-name="Standard"><text:tab/>matrix_column = matrix_values.pop(0)</text:p>
      <text:p text:style-name="Standard"/>
      <text:p text:style-name="Standard"><text:tab/>row_start = 0</text:p>
      <text:p text:style-name="Standard"><text:tab/>row_end = matrix_column<text:tab/></text:p>
      <text:p text:style-name="Standard"><text:tab/>matrix_string = ""</text:p>
      <text:p text:style-name="Standard"/>
      <text:p text:style-name="Standard"><text:tab/>#sets limit so index wont go beyond array dimensions</text:p>
      <text:p text:style-name="Standard"><text:tab/>while row_start &lt; matrix_row*matrix_column:</text:p>
      <text:p text:style-name="Standard"><text:tab/><text:tab/>#adds row of values to output string plus newline char</text:p>
      <text:p text:style-name="Standard"><text:tab/><text:tab/>matrix_string += str(matrix_values[row_start:row_end]) + "\n"</text:p>
      <text:p text:style-name="Standard"><text:tab/><text:tab/>#increment by column number so vars are at the start and end of next row</text:p>
      <text:p text:style-name="Standard"><text:tab/><text:tab/>row_start+=matrix_column</text:p>
      <text:p text:style-name="Standard"><text:tab/><text:tab/>row_end+=matrix_column</text:p>
      <text:p text:style-name="Standard"/>
      <text:p text:style-name="Standard"><text:tab/>#removes commas and brackets for beautification</text:p>
      <text:p text:style-name="Standard"><text:tab/>matrix_string = matrix_string.replace(",","").replace("[","").replace("]","")</text:p>
      <text:p text:style-name="Standard"><text:tab/>print(matrix_string)</text:p>
      <text:p text:style-name="Standard"/>
      <text:p text:style-name="Standard"><text:tab/>#appends matrix dimensions to front of output string</text:p>
      <text:p text:style-name="Standard"><text:tab/>matrix_string = str(matrix_row)+" "+str(matrix_column)+" "+matrix_string</text:p>
      <text:p text:style-name="Standard"/>
      <text:p text:style-name="Standard"><text:tab/>#sets file name</text:p>
      <text:p text:style-name="Standard"><text:tab/>file_name = "CS2300P1aAmos.out"+matrix[0]</text:p>
      <text:p text:style-name="Standard"/>
      <text:p text:style-name="Standard"><text:tab/>#writes output string to new file</text:p>
      <text:p text:style-name="Standard"><text:tab/>with open(file_name,"w+") as file:</text:p>
      <text:p text:style-name="Standard"><text:tab/><text:tab/>file.write(matrix_string)</text:p>
      <text:p text:style-name="Standard"/>
      <text:p text:style-name="Standard"/>
      <text:p text:style-name="Standard"/>
      <text:p text:style-name="Standard"/>
      <text:p text:style-name="Standard"><text:soft-page-break/>#subtract matrix2 from matrix1</text:p>
      <text:p text:style-name="Standard">def subtract(matrix1,matrix2):</text:p>
      <text:p text:style-name="Standard"><text:tab/></text:p>
      <text:p text:style-name="Standard"><text:tab/>with open(matrix1,'r') as file:</text:p>
      <text:p text:style-name="Standard"><text:tab/><text:tab/>contents = file.read()</text:p>
      <text:p text:style-name="Standard"/>
      <text:p text:style-name="Standard"><text:tab/>#get each value in string an convert it to integer</text:p>
      <text:p text:style-name="Standard"><text:tab/>matrix_values1 = [int(x) for x in contents.split()]</text:p>
      <text:p text:style-name="Standard"/>
      <text:p text:style-name="Standard"><text:tab/>#remove and save matrix dimensions</text:p>
      <text:p text:style-name="Standard"><text:tab/>matrix_row = matrix_values1.pop(0)</text:p>
      <text:p text:style-name="Standard"><text:tab/>matrix_column = matrix_values1.pop(0)</text:p>
      <text:p text:style-name="Standard"/>
      <text:p text:style-name="Standard"><text:tab/>with open(matrix2,'r') as file:</text:p>
      <text:p text:style-name="Standard"><text:tab/><text:tab/>contents = file.read()</text:p>
      <text:p text:style-name="Standard"/>
      <text:p text:style-name="Standard"><text:tab/>#get each value in string an convert it to integer</text:p>
      <text:p text:style-name="Standard"><text:tab/>matrix_values2 = [int(x) for x in contents.split()]</text:p>
      <text:p text:style-name="Standard"/>
      <text:p text:style-name="Standard"><text:tab/>#remove and save matrix dimensions</text:p>
      <text:p text:style-name="Standard"><text:tab/>matrix_row = matrix_values2.pop(0)</text:p>
      <text:p text:style-name="Standard"><text:tab/>matrix_column = matrix_values2.pop(0)</text:p>
      <text:p text:style-name="Standard"/>
      <text:p text:style-name="Standard"><text:tab/>index = 0</text:p>
      <text:p text:style-name="Standard"><text:tab/>matrix_sub = []</text:p>
      <text:p text:style-name="Standard"/>
      <text:p text:style-name="Standard"><text:tab/>#places subtracted value in new matrix</text:p>
      <text:p text:style-name="Standard"><text:tab/>for n in matrix_values1:</text:p>
      <text:p text:style-name="Standard"><text:tab/><text:tab/>matrix_sub.append(5*n - matrix_values2[index])</text:p>
      <text:p text:style-name="Standard"><text:tab/><text:tab/>index+=1</text:p>
      <text:p text:style-name="Standard"/>
      <text:p text:style-name="Standard"><text:tab/>row_start = 0</text:p>
      <text:p text:style-name="Standard"><text:tab/>row_end = matrix_column</text:p>
      <text:p text:style-name="Standard"><text:tab/>matrix_string = ""</text:p>
      <text:p text:style-name="Standard"/>
      <text:p text:style-name="Standard"><text:tab/>#sets limit so index wont go beyond array dimensions</text:p>
      <text:p text:style-name="Standard"><text:tab/>while row_start &lt; matrix_row*matrix_column:</text:p>
      <text:p text:style-name="Standard"><text:tab/><text:tab/>#adds row of values to output string plus newline char</text:p>
      <text:p text:style-name="Standard"><text:tab/><text:tab/>matrix_string += str(matrix_sub[row_start:row_end]) + "\n"</text:p>
      <text:p text:style-name="Standard"><text:tab/><text:tab/>#increment by column number so vars are at the start and end of next row</text:p>
      <text:p text:style-name="Standard"><text:tab/><text:tab/>row_start+=matrix_column</text:p>
      <text:p text:style-name="Standard"><text:tab/><text:tab/>row_end+=matrix_column</text:p>
      <text:p text:style-name="Standard"/>
      <text:p text:style-name="Standard"><text:tab/>#removes commas and brackets for beautification</text:p>
      <text:p text:style-name="Standard"><text:tab/>matrix_string = matrix_string.replace(",","").replace("[","").replace("]","")</text:p>
      <text:p text:style-name="Standard"><text:tab/>print(matrix_string)</text:p>
      <text:p text:style-name="Standard"/>
      <text:p text:style-name="Standard"><text:tab/>#appends matrix dimensions to front of output string</text:p>
      <text:p text:style-name="Standard"><text:tab/>matrix_string = str(matrix_row)+" "+str(matrix_column)+" "+matrix_string</text:p>
      <text:p text:style-name="Standard"><text:soft-page-break/></text:p>
      <text:p text:style-name="Standard"><text:tab/>#writes output string to new file</text:p>
      <text:p text:style-name="Standard"><text:tab/>with open("CS2300P1aAmos.calc","w+") as file:</text:p>
      <text:p text:style-name="Standard"><text:tab/><text:tab/>file.write(matrix_string)</text:p>
      <text:p text:style-name="Standard"/>
      <text:p text:style-name="Standard"/>
      <text:p text:style-name="Standard">#transposes passed matrix</text:p>
      <text:p text:style-name="Standard">def transpose(matrix):</text:p>
      <text:p text:style-name="Standard"><text:tab/></text:p>
      <text:p text:style-name="Standard"><text:tab/>with open(matrix,'r') as file:</text:p>
      <text:p text:style-name="Standard"><text:tab/><text:tab/>contents = file.read()</text:p>
      <text:p text:style-name="Standard"/>
      <text:p text:style-name="Standard"><text:tab/>#get each value in string an convert it to integer</text:p>
      <text:p text:style-name="Standard"><text:tab/>matrix_values = [int(x) for x in contents.split()]</text:p>
      <text:p text:style-name="Standard"/>
      <text:p text:style-name="Standard"><text:tab/>#remove and save matrix dimensions</text:p>
      <text:p text:style-name="Standard"><text:tab/>matrix_row = matrix_values.pop(0)</text:p>
      <text:p text:style-name="Standard"><text:tab/>matrix_column = matrix_values.pop(0)</text:p>
      <text:p text:style-name="Standard"/>
      <text:p text:style-name="Standard"><text:tab/>index = 0</text:p>
      <text:p text:style-name="Standard"><text:tab/>column_iterator = 1</text:p>
      <text:p text:style-name="Standard"><text:tab/>matrix_string = ""</text:p>
      <text:p text:style-name="Standard"/>
      <text:p text:style-name="Standard"><text:tab/>#matrix is "rolled over and flipped" when transposed, so number os rows now = number of colums and vice versa</text:p>
      <text:p text:style-name="Standard"><text:tab/>while column_iterator &lt;= matrix_row:</text:p>
      <text:p text:style-name="Standard"><text:tab/><text:tab/>#checks if index is within dimensions</text:p>
      <text:p text:style-name="Standard"><text:tab/><text:tab/>if index &gt;= matrix_row*matrix_column:</text:p>
      <text:p text:style-name="Standard"><text:tab/><text:tab/><text:tab/>#moves index to next column, iterator to the next next column and adds newline <text:tab/><text:tab/><text:tab/><text:tab/>index = column_iterator</text:p>
      <text:p text:style-name="Standard"><text:tab/><text:tab/><text:tab/>column_iterator+=1</text:p>
      <text:p text:style-name="Standard"><text:tab/><text:tab/><text:tab/>matrix_string = matrix_string+"\n"</text:p>
      <text:p text:style-name="Standard"><text:tab/><text:tab/>#adds number to new matrix row and iterates down column</text:p>
      <text:p text:style-name="Standard"><text:tab/><text:tab/>else:</text:p>
      <text:p text:style-name="Standard"><text:tab/><text:tab/><text:tab/>matrix_string = matrix_string+" "+str(matrix_values[index])</text:p>
      <text:p text:style-name="Standard"><text:tab/><text:tab/><text:tab/>index+=matrix_column</text:p>
      <text:p text:style-name="Standard"/>
      <text:p text:style-name="Standard"><text:tab/>print(matrix_string)</text:p>
      <text:p text:style-name="Standard"/>
      <text:p text:style-name="Standard"><text:tab/>#appends matrix dimensions to front of output string</text:p>
      <text:p text:style-name="Standard"><text:tab/>matrix_string = str(matrix_row)+" "+str(matrix_column)+matrix_string</text:p>
      <text:p text:style-name="Standard"/>
      <text:p text:style-name="Standard"><text:tab/>#writes output string to new file</text:p>
      <text:p text:style-name="Standard"><text:tab/>with open("CS2300P1aAmos.trans","w+") as file:</text:p>
      <text:p text:style-name="Standard"><text:tab/><text:tab/>file.write(matrix_string)</text:p>
      <text:p text:style-name="Standard"/>
      <text:p text:style-name="Standard"/>
      <text:p text:style-name="Standard"/>
      <text:p text:style-name="Standard"/>
      <text:p text:style-name="Standard"><text:soft-page-break/>#calling functions</text:p>
      <text:p text:style-name="Standard">print_and_write("Amatrix")</text:p>
      <text:p text:style-name="Standard">print_and_write("Bmatrix")</text:p>
      <text:p text:style-name="Standard">subtract("Amatrix","Bmatrix")</text:p>
      <text:p text:style-name="Standard">transpose("CS2300P1aAmos.calc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9:49:59.225405723</meta:creation-date>
    <dc:date>2019-09-14T19:51:19.953215079</dc:date>
    <meta:editing-duration>PT1M21S</meta:editing-duration>
    <meta:editing-cycles>1</meta:editing-cycles>
    <meta:document-statistic meta:table-count="0" meta:image-count="0" meta:object-count="0" meta:page-count="4" meta:paragraph-count="110" meta:word-count="483" meta:character-count="4011" meta:non-whitespace-character-count="3504"/>
    <meta:generator>LibreOffice/6.0.7.3$Linux_X86_64 LibreOffice_project/00m0$Build-3</meta:generator>
  </office:meta>
</office:document-meta>
</file>